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29a" officeooo:paragraph-rsid="000af29a"/>
    </style:style>
    <style:style style:name="P2" style:family="paragraph" style:parent-style-name="Standard">
      <style:text-properties officeooo:rsid="00175784" officeooo:paragraph-rsid="00175784"/>
    </style:style>
    <style:style style:name="P3" style:family="paragraph" style:parent-style-name="Standard">
      <style:text-properties fo:font-style="italic" officeooo:rsid="0019fa96" officeooo:paragraph-rsid="0019fa96" style:font-style-asian="italic" style:font-style-complex="italic"/>
    </style:style>
    <style:style style:name="P4" style:family="paragraph" style:parent-style-name="Standard">
      <style:text-properties fo:font-style="italic" officeooo:rsid="00218d16" officeooo:paragraph-rsid="00218d16" style:font-style-asian="italic" style:font-style-complex="italic"/>
    </style:style>
    <style:style style:name="P5" style:family="paragraph" style:parent-style-name="Standard">
      <style:text-properties fo:font-style="normal" officeooo:rsid="001c4589" officeooo:paragraph-rsid="001c4589" style:font-style-asian="normal" style:font-style-complex="normal"/>
    </style:style>
    <style:style style:name="P6" style:family="paragraph" style:parent-style-name="Standard">
      <style:text-properties officeooo:rsid="00218d16" officeooo:paragraph-rsid="00218d16"/>
    </style:style>
    <style:style style:name="P7" style:family="paragraph" style:parent-style-name="Standard" style:list-style-name="L1">
      <style:text-properties officeooo:rsid="000af29a" officeooo:paragraph-rsid="000af29a"/>
    </style:style>
    <style:style style:name="P8" style:family="paragraph" style:parent-style-name="Standard" style:list-style-name="L2">
      <style:text-properties officeooo:rsid="000af29a" officeooo:paragraph-rsid="000af29a"/>
    </style:style>
    <style:style style:name="P9" style:family="paragraph" style:parent-style-name="Standard" style:list-style-name="L2">
      <style:text-properties officeooo:rsid="000cdd1a" officeooo:paragraph-rsid="000cdd1a"/>
    </style:style>
    <style:style style:name="P10" style:family="paragraph" style:parent-style-name="Standard" style:list-style-name="L2">
      <style:text-properties officeooo:rsid="00106201" officeooo:paragraph-rsid="00106201"/>
    </style:style>
    <style:style style:name="P11" style:family="paragraph" style:parent-style-name="Standard" style:list-style-name="L2">
      <style:text-properties officeooo:rsid="000ff8a6" officeooo:paragraph-rsid="000ff8a6"/>
    </style:style>
    <style:style style:name="P12" style:family="paragraph" style:parent-style-name="Standard" style:list-style-name="L2">
      <style:text-properties officeooo:rsid="0010a225" officeooo:paragraph-rsid="0010a225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238dbe"/>
    </style:style>
    <style:style style:name="T3" style:family="text">
      <style:text-properties style:text-position="super 58%" officeooo:rsid="00238dbe"/>
    </style:style>
    <style:style style:name="T4" style:family="text">
      <style:text-properties officeooo:rsid="002544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dditional Notes - <text:span text:style-name="T2">25</text:span><text:span text:style-name="T3">th</text:span><text:span text:style-name="T2"> February 2019</text:span></text:p>
      <text:p text:style-name="P1"/>
      <text:p text:style-name="P2">Sprint <text:span text:style-name="T4">Planning</text:span>:</text:p>
      <text:p text:style-name="P4">Check 19-02-25-<text:span text:style-name="T4">planning</text:span>.odt</text:p>
      <text:p text:style-name="P3"/>
      <text:p text:style-name="P5">Retrospective:</text:p>
      <text:p text:style-name="P4"><text:span text:style-name="T1">Check </text:span>19-02-25-retrospective.odt</text:p>
      <text:p text:style-name="P1"/>
      <text:p text:style-name="P1">Current problems:</text:p>
      <text:p text:style-name="P1"/>
      <text:list xml:id="list545993538" text:style-name="L1">
        <text:list-item>
          <text:p text:style-name="P7">NICE tests don’t actually submit to the table – they provide an error. Referencing something that doesn’t exist.</text:p>
        </text:list-item>
        <text:list-item>
          <text:p text:style-name="P7">Will’s code doesn’t work because foreign key assumptions made are not what’s in the schema. So we’re going to discuss database changes today so that we all know going forward. </text:p>
        </text:list-item>
      </text:list>
      <text:p text:style-name="P1"/>
      <text:p text:style-name="P1">Bugs: / Suggestions:</text:p>
      <text:list xml:id="list3409661252" text:style-name="L2">
        <text:list-item>
          <text:p text:style-name="P8">At the moment, only searches via last name, so when there are multiple surnames then it needs </text:p>
        </text:list-item>
        <text:list-item>
          <text:p text:style-name="P8">Add confirmation dialogue boxes to modification / deletion prompts</text:p>
        </text:list-item>
        <text:list-item>
          <text:p text:style-name="P9">NICE test not fully working with the database just yet</text:p>
        </text:list-item>
        <text:list-item>
          <text:p text:style-name="P10">Issues with IDs of patients?</text:p>
          <text:list>
            <text:list-item>
              <text:p text:style-name="P11">We need to be able to set it up in such a way because patients are made by the GP, we need a way for that to transmit something to the patient so that they can fill in the rest of their information / the rest of their records</text:p>
            </text:list-item>
            <text:list-item>
              <text:p text:style-name="P12">Going forward, we need to add a user story for patients to be able to add details of themselves to the system</text:p>
            </text:list-item>
            <text:list-item>
              <text:p text:style-name="P12">Need a status where they’ve been added to the system but have a user ID and are on the system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5:15:57.123061234</meta:creation-date>
    <dc:date>2019-02-25T21:26:15.576889268</dc:date>
    <meta:editing-duration>PT23M11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206" meta:character-count="1131" meta:non-whitespace-character-count="947"/>
  </office:meta>
</office:document-meta>
</file>